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dadb" officeooo:paragraph-rsid="0001dadb"/>
    </style:style>
    <style:style style:name="P2" style:family="paragraph" style:parent-style-name="Standard">
      <style:paragraph-properties fo:text-align="center" style:justify-single-word="false"/>
      <style:text-properties fo:font-size="14pt" fo:font-weight="bold" officeooo:rsid="00024458" officeooo:paragraph-rsid="00024458" style:font-size-asian="14pt" style:font-weight-asian="bold" style:font-size-complex="14pt" style:font-weight-complex="bold"/>
    </style:style>
    <style:style style:name="P3" style:family="paragraph" style:parent-style-name="Standard">
      <style:text-properties officeooo:rsid="0004eaa4" officeooo:paragraph-rsid="0004eaa4"/>
    </style:style>
    <style:style style:name="P4" style:family="paragraph" style:parent-style-name="Standard">
      <style:text-properties officeooo:rsid="00067219" officeooo:paragraph-rsid="00067219"/>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fferences between Linear Relationship and Monotonic Relationship</text:p>
      <text:p text:style-name="P1"/>
      <text:p text:style-name="P1">Linear Relationship is when the values on a graph goes towards the same direction at the same rate while Monotonic relationship is when the values on the graph are roughly in the same direction and the rate is roughly the same.</text:p>
      <text:p text:style-name="P1"/>
      <text:p text:style-name="P4">In linear relationships if a value increases it may affect another value (increasing or decreasing)</text:p>
      <text:p text:style-name="P1"/>
      <text:p text:style-name="P3"><text:span text:style-name="T1">Spear-man Correlation:</text:span> Used when evaluating monotonic relationship</text:p>
      <text:p text:style-name="P3"><text:span text:style-name="T1">Pearson Correlation:</text:span> used when evaluating Linear relationship between two continuous variables</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13:21:51.575342845</meta:creation-date>
    <dc:date>2021-11-03T13:32:56.658624211</dc:date>
    <meta:editing-duration>PT11M2S</meta:editing-duration>
    <meta:editing-cycles>8</meta:editing-cycles>
    <meta:generator>LibreOffice/7.0.6.2$Linux_X86_64 LibreOffice_project/00$Build-2</meta:generator>
    <meta:document-statistic meta:table-count="0" meta:image-count="0" meta:object-count="0" meta:page-count="1" meta:paragraph-count="5" meta:word-count="81" meta:character-count="552" meta:non-whitespace-character-count="476"/>
  </office:meta>
</office:document-meta>
</file>